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I" style:family="table-column">
      <style:table-column-properties style:column-width="1.891cm" style:rel-column-width="72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762cm"/>
    </style:style>
    <style:style style:name="P1" style:family="paragraph" style:parent-style-name="Standard">
      <style:text-properties officeooo:rsid="001ab7f8" officeooo:paragraph-rsid="001ab7f8"/>
    </style:style>
    <style:style style:name="P2" style:family="paragraph" style:parent-style-name="Standard">
      <style:text-properties officeooo:rsid="001ab7f8" officeooo:paragraph-rsid="001c1000"/>
    </style:style>
    <style:style style:name="P3" style:family="paragraph" style:parent-style-name="Standard">
      <style:text-properties officeooo:rsid="001ab7f8" officeooo:paragraph-rsid="001df9fa"/>
    </style:style>
    <style:style style:name="P4" style:family="paragraph" style:parent-style-name="Standard">
      <style:text-properties officeooo:rsid="001ab7f8" officeooo:paragraph-rsid="00230744"/>
    </style:style>
    <style:style style:name="P5" style:family="paragraph" style:parent-style-name="Standard">
      <style:text-properties officeooo:rsid="001ab7f8" officeooo:paragraph-rsid="002477f3"/>
    </style:style>
    <style:style style:name="P6" style:family="paragraph" style:parent-style-name="Standard">
      <style:text-properties officeooo:rsid="001ab7f8" officeooo:paragraph-rsid="0028197e"/>
    </style:style>
    <style:style style:name="P7" style:family="paragraph" style:parent-style-name="Standard">
      <style:text-properties officeooo:rsid="001ab7f8" officeooo:paragraph-rsid="0029bf65"/>
    </style:style>
    <style:style style:name="P8" style:family="paragraph" style:parent-style-name="Standard">
      <style:text-properties officeooo:rsid="001df9fa" officeooo:paragraph-rsid="001df9fa"/>
    </style:style>
    <style:style style:name="P9" style:family="paragraph" style:parent-style-name="Standard">
      <style:text-properties officeooo:rsid="002477f3" officeooo:paragraph-rsid="002477f3"/>
    </style:style>
    <style:style style:name="P10" style:family="paragraph" style:parent-style-name="Standard">
      <style:text-properties officeooo:rsid="0029bf65" officeooo:paragraph-rsid="0029bf65"/>
    </style:style>
    <style:style style:name="P11" style:family="paragraph" style:parent-style-name="Standard">
      <style:text-properties officeooo:rsid="002b6bc7" officeooo:paragraph-rsid="002b6bc7"/>
    </style:style>
    <style:style style:name="P12" style:family="paragraph" style:parent-style-name="Table_20_Contents">
      <style:text-properties officeooo:rsid="001ab7f8" officeooo:paragraph-rsid="001ab7f8"/>
    </style:style>
    <style:style style:name="P13" style:family="paragraph" style:parent-style-name="Table_20_Contents">
      <style:text-properties officeooo:rsid="001ab7f8" officeooo:paragraph-rsid="001df9fa"/>
    </style:style>
    <style:style style:name="P14" style:family="paragraph" style:parent-style-name="Table_20_Contents">
      <style:text-properties officeooo:rsid="001ab7f8" officeooo:paragraph-rsid="0029bf65"/>
    </style:style>
    <style:style style:name="P15" style:family="paragraph" style:parent-style-name="Table_20_Contents">
      <style:text-properties officeooo:rsid="001c1000" officeooo:paragraph-rsid="001c1000"/>
    </style:style>
    <style:style style:name="P16" style:family="paragraph" style:parent-style-name="Table_20_Contents">
      <style:text-properties officeooo:rsid="001c1000" officeooo:paragraph-rsid="001df9fa"/>
    </style:style>
    <style:style style:name="P17" style:family="paragraph" style:parent-style-name="Table_20_Contents">
      <style:text-properties officeooo:rsid="001c1000" officeooo:paragraph-rsid="0029bf65"/>
    </style:style>
    <style:style style:name="P18" style:family="paragraph" style:parent-style-name="Table_20_Contents">
      <style:text-properties officeooo:rsid="001df9fa" officeooo:paragraph-rsid="001df9fa"/>
    </style:style>
    <style:style style:name="P19" style:family="paragraph" style:parent-style-name="Table_20_Contents">
      <style:text-properties officeooo:rsid="001f7a1b" officeooo:paragraph-rsid="001f7a1b"/>
    </style:style>
    <style:style style:name="P20" style:family="paragraph" style:parent-style-name="Table_20_Contents">
      <style:text-properties officeooo:rsid="0020360c" officeooo:paragraph-rsid="0020360c"/>
    </style:style>
    <style:style style:name="P21" style:family="paragraph" style:parent-style-name="Table_20_Contents">
      <style:text-properties officeooo:rsid="0020f2b0" officeooo:paragraph-rsid="0020f2b0"/>
    </style:style>
    <style:style style:name="P22" style:family="paragraph" style:parent-style-name="Table_20_Contents">
      <style:text-properties officeooo:rsid="0029bf65" officeooo:paragraph-rsid="0029bf65"/>
    </style:style>
    <style:style style:name="P23" style:family="paragraph" style:parent-style-name="Table_20_Contents">
      <style:text-properties officeooo:rsid="002b6bc7" officeooo:paragraph-rsid="002b6bc7"/>
    </style:style>
    <style:style style:name="P24" style:family="paragraph" style:parent-style-name="Standard">
      <style:text-properties officeooo:rsid="00226020" officeooo:paragraph-rsid="002477f3"/>
    </style:style>
    <style:style style:name="P25" style:family="paragraph" style:parent-style-name="Standard">
      <style:text-properties officeooo:rsid="002477f3" officeooo:paragraph-rsid="002477f3"/>
    </style:style>
    <style:style style:name="P26" style:family="paragraph" style:parent-style-name="Standard">
      <style:text-properties officeooo:rsid="002477f3" officeooo:paragraph-rsid="0028197e"/>
    </style:style>
    <style:style style:name="P27" style:family="paragraph" style:parent-style-name="Standard">
      <style:text-properties officeooo:rsid="0028197e" officeooo:paragraph-rsid="0029bf65"/>
    </style:style>
    <style:style style:name="P28" style:family="paragraph" style:parent-style-name="Standard">
      <style:text-properties officeooo:rsid="0029bf65" officeooo:paragraph-rsid="0029bf65"/>
    </style:style>
    <style:style style:name="P29" style:family="paragraph">
      <style:paragraph-properties fo:text-align="center"/>
    </style:style>
    <style:style style:name="T1" style:family="text">
      <style:text-properties officeooo:rsid="001c1000"/>
    </style:style>
    <style:style style:name="T2" style:family="text">
      <style:text-properties officeooo:rsid="001df9fa"/>
    </style:style>
    <style:style style:name="T3" style:family="text">
      <style:text-properties officeooo:rsid="001f7a1b"/>
    </style:style>
    <style:style style:name="T4" style:family="text">
      <style:text-properties officeooo:rsid="00260de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4:</text:p>
      <text:p text:style-name="P1"/>
      <text:p text:style-name="P1">3)</text:p>
      <text:p text:style-name="P1"><draw:polyline text:anchor-type="paragraph" draw:z-index="13" draw:name="Forme14" draw:style-name="gr1" draw:text-style-name="P29" svg:width="0.888cm" svg:height="0.738cm" draw:transform="rotate (-0.637568775753529) translate (3.84881612732851cm 0.165791284258155cm)" svg:viewBox="0 0 889 739" draw:points="0,0 889,0 647,739"><text:p/></draw:polyline><text:tab/><text:span text:style-name="T1">racine</text:span></text:p>
      <text:p text:style-name="P1"><draw:line text:anchor-type="paragraph" draw:z-index="0" draw:name="Forme1" draw:style-name="gr1" draw:text-style-name="P29" svg:x1="2.79cm" svg:y1="3.886cm" svg:x2="2.79cm" svg:y2="1.584cm"><text:p/></draw:line><draw:line text:anchor-type="paragraph" draw:z-index="1" draw:name="Forme2" draw:style-name="gr1" draw:text-style-name="P29" svg:x1="1.547cm" svg:y1="0.552cm" svg:x2="1.547cm" svg:y2="4.838cm"><text:p/></draw:line><draw:line text:anchor-type="paragraph" draw:z-index="2" draw:name="Forme3" draw:style-name="gr2" draw:text-style-name="P29" svg:x1="7.791cm" svg:y1="0.605cm" svg:x2="7.791cm" svg:y2="4.706cm"><text:p/></draw:line><draw:line text:anchor-type="paragraph" draw:z-index="3" draw:name="Forme4" draw:style-name="gr2" draw:text-style-name="P29" svg:x1="2.076cm" svg:y1="0.235cm" svg:x2="7.421cm" svg:y2="0.235cm"><text:p/></draw:line><draw:line text:anchor-type="paragraph" draw:z-index="4" draw:name="Forme5" draw:style-name="gr2" draw:text-style-name="P29" svg:x1="2.05cm" svg:y1="5.129cm" svg:x2="7.315cm" svg:y2="5.129cm"><text:p/></draw:line><draw:line text:anchor-type="paragraph" draw:z-index="5" draw:name="Forme6" draw:style-name="gr2" draw:text-style-name="P29" svg:x1="3.267cm" svg:y1="4.124cm" svg:x2="6.045cm" svg:y2="4.124cm"><text:p/></draw:line><draw:line text:anchor-type="paragraph" draw:z-index="6" draw:name="Forme7" draw:style-name="gr1" draw:text-style-name="P29" svg:x1="6.574cm" svg:y1="3.859cm" svg:x2="6.574cm" svg:y2="1.531cm"><text:p/></draw:line><draw:line text:anchor-type="paragraph" draw:z-index="7" draw:name="Forme8" draw:style-name="gr2" draw:text-style-name="P29" svg:x1="3.373cm" svg:y1="1.214cm" svg:x2="5.992cm" svg:y2="1.214cm"><text:p/></draw:line><draw:line text:anchor-type="paragraph" draw:z-index="8" draw:name="Forme9" draw:style-name="gr2" draw:text-style-name="P29" svg:x1="6.786cm" svg:y1="1.029cm" svg:x2="7.553cm" svg:y2="0.42cm"><text:p/></draw:line><draw:line text:anchor-type="paragraph" draw:z-index="9" draw:name="Forme10" draw:style-name="gr1" draw:text-style-name="P29" svg:x1="2.632cm" svg:y1="1.002cm" svg:x2="1.944cm" svg:y2="0.473cm"><text:p/></draw:line><draw:line text:anchor-type="paragraph" draw:z-index="10" draw:name="Forme11" draw:style-name="gr2" draw:text-style-name="P29" svg:x1="1.917cm" svg:y1="4.892cm" svg:x2="2.658cm" svg:y2="4.336cm"><text:p/></draw:line><draw:line text:anchor-type="paragraph" draw:z-index="11" draw:name="Forme12" draw:style-name="gr1" draw:text-style-name="P29" svg:x1="7.579cm" svg:y1="4.944cm" svg:x2="6.812cm" svg:y2="4.283cm"><text:p/></draw:line><draw:polyline text:anchor-type="paragraph" draw:z-index="12" draw:name="Forme13" draw:style-name="gr1" draw:text-style-name="P29" svg:width="0.863cm" svg:height="0.596cm" draw:transform="rotate (1.09344877637445) translate (1.1500538920332cm 3.35667969510838cm)" svg:viewBox="0 0 864 597" draw:points="0,0 864,0 458,597"><text:p/></draw:polyline><draw:polyline text:anchor-type="paragraph" draw:z-index="14" draw:name="Forme15" draw:style-name="gr1" draw:text-style-name="P29" svg:width="0.757cm" svg:height="0.639cm" draw:transform="rotate (-0.8621926504852) translate (7.80076914076768cm 1.9876951001737cm)" svg:viewBox="0 0 758 640" draw:points="0,640 732,640 758,0"><text:p/></draw:polyline><draw:polyline text:anchor-type="paragraph" draw:z-index="15" draw:name="Forme16" draw:style-name="gr1" draw:text-style-name="P29" svg:width="0.507cm" svg:height="0.507cm" draw:transform="rotate (2.2455406156159) translate (4.82776388888889cm 5.49980555555556cm)" svg:viewBox="0 0 508 508" draw:points="0,0 508,0 508,508"><text:p/></draw:polyline><draw:polyline text:anchor-type="paragraph" draw:z-index="16" draw:name="Forme17" draw:style-name="gr1" draw:text-style-name="P29" svg:width="0.475cm" svg:height="0.343cm" svg:x="1.917cm" svg:y="4.547cm" svg:viewBox="0 0 476 344" draw:points="0,0 423,0 476,344"><text:p/></draw:polyline><draw:polyline text:anchor-type="paragraph" draw:z-index="17" draw:name="Forme18" draw:style-name="gr1" draw:text-style-name="P29" svg:width="0.487cm" svg:height="0.536cm" draw:transform="rotate (1.78948608206979) translate (2.31422222222222cm 1.13418055555555cm)" svg:viewBox="0 0 488 537" draw:points="0,0 488,0 341,537"><text:p/></draw:polyline><draw:polyline text:anchor-type="paragraph" draw:z-index="18" draw:name="Forme19" draw:style-name="gr1" draw:text-style-name="P29" svg:width="0.404cm" svg:height="0.393cm" draw:transform="rotate (-1.76819306519546) translate (7.48987959012581cm 0.4971458364439cm)" svg:viewBox="0 0 405 394" draw:points="0,394 405,394 353,0"><text:p/></draw:polyline><draw:polyline text:anchor-type="paragraph" draw:z-index="19" draw:name="Forme20" draw:style-name="gr1" draw:text-style-name="P29" svg:width="0.368cm" svg:height="0.311cm" draw:transform="rotate (1.9380136014145) translate (7.12963888888889cm 4.78543055555556cm)" svg:viewBox="0 0 369 312" draw:points="0,0 369,0 220,312"><text:p/></draw:polyline><draw:polyline text:anchor-type="paragraph" draw:z-index="20" draw:name="Forme21" draw:style-name="gr1" draw:text-style-name="P29" svg:width="0.521cm" svg:height="0.388cm" draw:transform="rotate (-0.531801823082673) translate (4.53674279783663cm 3.88581224990042cm)" svg:viewBox="0 0 522 389" draw:points="0,0 522,0 382,389"><text:p/></draw:polyline><draw:polyline text:anchor-type="paragraph" draw:z-index="21" draw:name="Forme22" draw:style-name="gr1" draw:text-style-name="P29" svg:width="0.638cm" svg:height="0.531cm" draw:transform="rotate (-1.14423785760748) translate (3.01032790138715cm 2.2898546830314cm)" svg:viewBox="0 0 639 532" draw:points="0,532 639,532 300,0"><text:p/></draw:polyline><draw:polyline text:anchor-type="paragraph" draw:z-index="22" draw:name="Forme23" draw:style-name="gr1" draw:text-style-name="P29" svg:width="0.748cm" svg:height="0.571cm" draw:transform="rotate (-1.01211643323151) translate (6.6357916980084cm 2.25968173009856cm)" svg:viewBox="0 0 749 572" draw:points="0,572 749,572 482,0"><text:p/></draw:polyline><draw:polyline text:anchor-type="paragraph" draw:z-index="23" draw:name="Forme24" draw:style-name="gr1" draw:text-style-name="P29" svg:width="0.652cm" svg:height="0.477cm" draw:transform="rotate (2.7686157924386) translate (5.06588888888889cm 1.45168055555556cm)" svg:viewBox="0 0 653 478" draw:points="0,0 653,0 159,478"><text:p/></draw:polyline><text:tab/>000<text:tab/><text:tab/><text:tab/><text:tab/><text:tab/>001<text:tab/><text:tab/><text:tab/><text:tab/><text:tab/><text:tab/><text:tab/><text:tab/><text:tab/><text:tab/><text:tab/><text:tab/><text:tab/><text:tab/><text:tab/><text:tab/><text:tab/><text:tab/><text:tab/><text:tab/><text:tab/><text:tab/>100<text:tab/><text:tab/><text:tab/>10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10<text:tab/><text:tab/><text:tab/>111<text:tab/><text:tab/><text:tab/><text:tab/><text:tab/><text:tab/><text:tab/><text:tab/><text:tab/><text:tab/><text:tab/><text:tab/><text:tab/><text:tab/><text:tab/><text:tab/><text:tab/><text:tab/><text:tab/><text:tab/><text:tab/><text:tab/>010<text:tab/><text:tab/><text:tab/><text:tab/><text:tab/>011</text:p>
      <text:p text:style-name="P1"/>
      <text:p text:style-name="P1">Parcours en profondeur depuis 000</text:p>
      <text:p text:style-name="P2"><draw:line text:anchor-type="paragraph" draw:z-index="24" draw:name="Forme25" draw:style-name="gr1" draw:text-style-name="P29" svg:x1="0.833cm" svg:y1="0.431cm" svg:x2="1.23cm" svg:y2="0.113cm"><text:p/></draw:line><draw:line text:anchor-type="paragraph" draw:z-index="25" draw:name="Forme26" draw:style-name="gr1" draw:text-style-name="P29" svg:x1="1.759cm" svg:y1="0.378cm" svg:x2="2.05cm" svg:y2="0.034cm"><text:p/></draw:line><draw:line text:anchor-type="paragraph" draw:z-index="26" draw:name="Forme27" draw:style-name="gr1" draw:text-style-name="P29" svg:x1="2.579cm" svg:y1="0.457cm" svg:x2="2.87cm" svg:y2="0.007cm"><text:p/></draw:line>AT: <text:span text:style-name="T1">000, 001, 011, <text:s/>101</text:span></text:p>
      <text:p text:style-name="P1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2">Sommets</text:p>
          </table:table-cell>
          <table:table-cell table:style-name="Tableau1.A1" office:value-type="string">
            <text:p text:style-name="P12">000</text:p>
          </table:table-cell>
          <table:table-cell table:style-name="Tableau1.A1" office:value-type="string">
            <text:p text:style-name="P12">001</text:p>
          </table:table-cell>
          <table:table-cell table:style-name="Tableau1.A1" office:value-type="string">
            <text:p text:style-name="P12">010</text:p>
          </table:table-cell>
          <table:table-cell table:style-name="Tableau1.A1" office:value-type="string">
            <text:p text:style-name="P12">011</text:p>
          </table:table-cell>
          <table:table-cell table:style-name="Tableau1.A1" office:value-type="string">
            <text:p text:style-name="P12">100</text:p>
          </table:table-cell>
          <table:table-cell table:style-name="Tableau1.A1" office:value-type="string">
            <text:p text:style-name="P12">101</text:p>
          </table:table-cell>
          <table:table-cell table:style-name="Tableau1.A1" office:value-type="string">
            <text:p text:style-name="P12">110</text:p>
          </table:table-cell>
          <table:table-cell table:style-name="Tableau1.I1" office:value-type="string">
            <text:p text:style-name="P12">111</text:p>
          </table:table-cell>
        </table:table-row>
        <table:table-row>
          <table:table-cell table:style-name="Tableau1.A2" office:value-type="string">
            <text:p text:style-name="P12"><text:span text:style-name="T1">d</text:span>v</text:p>
          </table:table-cell>
          <table:table-cell table:style-name="Tableau1.A2" office:value-type="string">
            <text:p text:style-name="P15">0,1</text:p>
          </table:table-cell>
          <table:table-cell table:style-name="Tableau1.A2" office:value-type="string">
            <text:p text:style-name="P15">0,1</text:p>
          </table:table-cell>
          <table:table-cell table:style-name="Tableau1.A2" office:value-type="string">
            <text:p text:style-name="P15">0, 1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A2" office:value-type="string">
            <text:p text:style-name="P15">0, <text:span text:style-name="T2">1</text:span></text:p>
          </table:table-cell>
          <table:table-cell table:style-name="Tableau1.I2" office:value-type="string">
            <text:p text:style-name="P15">0, <text:span text:style-name="T2">1</text:span></text:p>
          </table:table-cell>
        </table:table-row>
        <table:table-row>
          <table:table-cell table:style-name="Tableau1.A2" office:value-type="string">
            <text:p text:style-name="P12">pere</text:p>
          </table:table-cell>
          <table:table-cell table:style-name="Tableau1.A2" office:value-type="string">
            <text:p text:style-name="P15">000</text:p>
          </table:table-cell>
          <table:table-cell table:style-name="Tableau1.A2" office:value-type="string">
            <text:p text:style-name="P15">000</text:p>
          </table:table-cell>
          <table:table-cell table:style-name="Tableau1.A2" office:value-type="string">
            <text:p text:style-name="P15">011</text:p>
          </table:table-cell>
          <table:table-cell table:style-name="Tableau1.A2" office:value-type="string">
            <text:p text:style-name="P15">001</text:p>
          </table:table-cell>
          <table:table-cell table:style-name="Tableau1.A2" office:value-type="string">
            <text:p text:style-name="P18">101</text:p>
          </table:table-cell>
          <table:table-cell table:style-name="Tableau1.A2" office:value-type="string">
            <text:p text:style-name="P15">001</text:p>
          </table:table-cell>
          <table:table-cell table:style-name="Tableau1.A2" office:value-type="string">
            <text:p text:style-name="P18">010</text:p>
          </table:table-cell>
          <table:table-cell table:style-name="Tableau1.I2" office:value-type="string">
            <text:p text:style-name="P18">110</text:p>
          </table:table-cell>
        </table:table-row>
        <table:table-row>
          <table:table-cell table:style-name="Tableau1.A2" office:value-type="string">
            <text:p text:style-name="P12">debut</text:p>
          </table:table-cell>
          <table:table-cell table:style-name="Tableau1.A2" office:value-type="string">
            <text:p text:style-name="P15">1</text:p>
          </table:table-cell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8">4</text:p>
          </table:table-cell>
          <table:table-cell table:style-name="Tableau1.A2" office:value-type="string">
            <text:p text:style-name="P15">3</text:p>
          </table:table-cell>
          <table:table-cell table:style-name="Tableau1.A2" office:value-type="string">
            <text:p text:style-name="P18">12</text:p>
          </table:table-cell>
          <table:table-cell table:style-name="Tableau1.A2" office:value-type="string">
            <text:p text:style-name="P18">11</text:p>
          </table:table-cell>
          <table:table-cell table:style-name="Tableau1.A2" office:value-type="string">
            <text:p text:style-name="P18">5</text:p>
          </table:table-cell>
          <table:table-cell table:style-name="Tableau1.I2" office:value-type="string">
            <text:p text:style-name="P18">6</text:p>
          </table:table-cell>
        </table:table-row>
        <table:table-row>
          <table:table-cell table:style-name="Tableau1.A2" office:value-type="string">
            <text:p text:style-name="P12">fin</text:p>
          </table:table-cell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8">13</text:p>
          </table:table-cell>
          <table:table-cell table:style-name="Tableau1.A2" office:value-type="string">
            <text:p text:style-name="P18">14</text:p>
          </table:table-cell>
          <table:table-cell table:style-name="Tableau1.A2" office:value-type="string">
            <text:p text:style-name="P18">8</text:p>
          </table:table-cell>
          <table:table-cell table:style-name="Tableau1.I2" office:value-type="string">
            <text:p text:style-name="P18">7</text:p>
          </table:table-cell>
        </table:table-row>
      </table:table>
      <text:p text:style-name="P1"><text:tab/><text:tab/><text:tab/></text:p>
      <text:p text:style-name="P4"><draw:polyline text:anchor-type="paragraph" draw:z-index="48" draw:name="Forme14" draw:style-name="gr1" draw:text-style-name="P29" svg:width="0.888cm" svg:height="0.738cm" draw:transform="rotate (-0.637568775753529) translate (3.84881612732851cm 0.165791284258147cm)" svg:viewBox="0 0 889 739" draw:points="0,0 889,0 647,739"><text:p/></draw:polyline><text:tab/></text:p>
      <text:p text:style-name="P4"><draw:line text:anchor-type="paragraph" draw:z-index="35" draw:name="Forme1" draw:style-name="gr2" draw:text-style-name="P29" svg:x1="2.79cm" svg:y1="3.886cm" svg:x2="2.79cm" svg:y2="1.584cm"><text:p/></draw:line><draw:line text:anchor-type="paragraph" draw:z-index="36" draw:name="Forme2" draw:style-name="gr1" draw:text-style-name="P29" svg:x1="1.547cm" svg:y1="0.552cm" svg:x2="1.547cm" svg:y2="4.838cm"><text:p/></draw:line><draw:line text:anchor-type="paragraph" draw:z-index="37" draw:name="Forme3" draw:style-name="gr2" draw:text-style-name="P29" svg:x1="7.791cm" svg:y1="0.605cm" svg:x2="7.791cm" svg:y2="4.706cm"><text:p/></draw:line><draw:line text:anchor-type="paragraph" draw:z-index="38" draw:name="Forme4" draw:style-name="gr2" draw:text-style-name="P29" svg:x1="2.076cm" svg:y1="0.235cm" svg:x2="7.421cm" svg:y2="0.235cm"><text:p/></draw:line><draw:line text:anchor-type="paragraph" draw:z-index="39" draw:name="Forme5" draw:style-name="gr2" draw:text-style-name="P29" svg:x1="2.05cm" svg:y1="5.129cm" svg:x2="7.315cm" svg:y2="5.129cm"><text:p/></draw:line><draw:line text:anchor-type="paragraph" draw:z-index="40" draw:name="Forme6" draw:style-name="gr2" draw:text-style-name="P29" svg:x1="3.267cm" svg:y1="4.124cm" svg:x2="6.045cm" svg:y2="4.124cm"><text:p/></draw:line><draw:line text:anchor-type="paragraph" draw:z-index="41" draw:name="Forme7" draw:style-name="gr1" draw:text-style-name="P29" svg:x1="6.574cm" svg:y1="3.859cm" svg:x2="6.574cm" svg:y2="1.531cm"><text:p/></draw:line><draw:line text:anchor-type="paragraph" draw:z-index="42" draw:name="Forme8" draw:style-name="gr3" draw:text-style-name="P29" svg:x1="3.373cm" svg:y1="1.214cm" svg:x2="5.992cm" svg:y2="1.214cm"><text:p/></draw:line><draw:line text:anchor-type="paragraph" draw:z-index="43" draw:name="Forme9" draw:style-name="gr2" draw:text-style-name="P29" svg:x1="6.786cm" svg:y1="1.029cm" svg:x2="7.553cm" svg:y2="0.42cm"><text:p/></draw:line><draw:line text:anchor-type="paragraph" draw:z-index="44" draw:name="Forme10" draw:style-name="gr2" draw:text-style-name="P29" svg:x1="2.632cm" svg:y1="1.002cm" svg:x2="1.944cm" svg:y2="0.473cm"><text:p/></draw:line><draw:line text:anchor-type="paragraph" draw:z-index="45" draw:name="Forme11" draw:style-name="gr3" draw:text-style-name="P29" svg:x1="1.917cm" svg:y1="4.892cm" svg:x2="2.658cm" svg:y2="4.336cm"><text:p/></draw:line><draw:line text:anchor-type="paragraph" draw:z-index="46" draw:name="Forme12" draw:style-name="gr1" draw:text-style-name="P29" svg:x1="7.579cm" svg:y1="4.944cm" svg:x2="6.812cm" svg:y2="4.283cm"><text:p/></draw:line><draw:polyline text:anchor-type="paragraph" draw:z-index="47" draw:name="Forme13" draw:style-name="gr1" draw:text-style-name="P29" svg:width="0.863cm" svg:height="0.596cm" draw:transform="rotate (1.09344877637445) translate (1.1500538920332cm 3.35667969510837cm)" svg:viewBox="0 0 864 597" draw:points="0,0 864,0 458,597"><text:p/></draw:polyline><draw:polyline text:anchor-type="paragraph" draw:z-index="49" draw:name="Forme15" draw:style-name="gr1" draw:text-style-name="P29" svg:width="0.757cm" svg:height="0.639cm" draw:transform="rotate (-0.8621926504852) translate (7.80076914076768cm 1.9876951001737cm)" svg:viewBox="0 0 758 640" draw:points="0,640 732,640 758,0"><text:p/></draw:polyline><draw:polyline text:anchor-type="paragraph" draw:z-index="50" draw:name="Forme16" draw:style-name="gr1" draw:text-style-name="P29" svg:width="0.507cm" svg:height="0.507cm" draw:transform="rotate (2.2455406156159) translate (4.82776388888889cm 5.49980555555556cm)" svg:viewBox="0 0 508 508" draw:points="0,0 508,0 508,508"><text:p/></draw:polyline><draw:polyline text:anchor-type="paragraph" draw:z-index="51" draw:name="Forme17" draw:style-name="gr1" draw:text-style-name="P29" svg:width="0.475cm" svg:height="0.343cm" svg:x="1.917cm" svg:y="4.547cm" svg:viewBox="0 0 476 344" draw:points="0,0 423,0 476,344"><text:p/></draw:polyline><draw:polyline text:anchor-type="paragraph" draw:z-index="52" draw:name="Forme18" draw:style-name="gr1" draw:text-style-name="P29" svg:width="0.487cm" svg:height="0.536cm" draw:transform="rotate (1.78948608206979) translate (2.31422222222222cm 1.13418055555556cm)" svg:viewBox="0 0 488 537" draw:points="0,0 488,0 341,537"><text:p/></draw:polyline><draw:polyline text:anchor-type="paragraph" draw:z-index="53" draw:name="Forme19" draw:style-name="gr1" draw:text-style-name="P29" svg:width="0.404cm" svg:height="0.393cm" draw:transform="rotate (-1.76819306519546) translate (7.48987959012581cm 0.4971458364439cm)" svg:viewBox="0 0 405 394" draw:points="0,394 405,394 353,0"><text:p/></draw:polyline><draw:polyline text:anchor-type="paragraph" draw:z-index="54" draw:name="Forme20" draw:style-name="gr1" draw:text-style-name="P29" svg:width="0.368cm" svg:height="0.311cm" draw:transform="rotate (1.9380136014145) translate (7.12963888888889cm 4.78543055555556cm)" svg:viewBox="0 0 369 312" draw:points="0,0 369,0 220,312"><text:p/></draw:polyline><draw:polyline text:anchor-type="paragraph" draw:z-index="55" draw:name="Forme21" draw:style-name="gr1" draw:text-style-name="P29" svg:width="0.521cm" svg:height="0.388cm" draw:transform="rotate (-0.531801823082673) translate (4.53674279783663cm 3.88581224990042cm)" svg:viewBox="0 0 522 389" draw:points="0,0 522,0 382,389"><text:p/></draw:polyline><draw:polyline text:anchor-type="paragraph" draw:z-index="56" draw:name="Forme22" draw:style-name="gr1" draw:text-style-name="P29" svg:width="0.638cm" svg:height="0.531cm" draw:transform="rotate (-1.14423785760748) translate (3.01032790138715cm 2.2898546830314cm)" svg:viewBox="0 0 639 532" draw:points="0,532 639,532 300,0"><text:p/></draw:polyline><draw:polyline text:anchor-type="paragraph" draw:z-index="57" draw:name="Forme23" draw:style-name="gr1" draw:text-style-name="P29" svg:width="0.748cm" svg:height="0.571cm" draw:transform="rotate (-1.01211643323151) translate (6.6357916980084cm 2.25968173009856cm)" svg:viewBox="0 0 749 572" draw:points="0,572 749,572 482,0"><text:p/></draw:polyline><draw:polyline text:anchor-type="paragraph" draw:z-index="58" draw:name="Forme24" draw:style-name="gr1" draw:text-style-name="P29" svg:width="0.652cm" svg:height="0.477cm" draw:transform="rotate (2.7686157924386) translate (5.06588888888889cm 1.45168055555556cm)" svg:viewBox="0 0 653 478" draw:points="0,0 653,0 159,478"><text:p/></draw:polyline><text:tab/>000<text:tab/><text:tab/><text:tab/><text:tab/><text:tab/>001<text:tab/><text:tab/><text:tab/><text:tab/><text:tab/><text:tab/><text:tab/><text:tab/><text:tab/><text:span text:style-name="T1">racine</text:span><text:tab/><text:tab/><text:tab/><text:tab/><text:tab/><text:tab/><text:tab/><text:tab/><text:tab/><text:tab/><text:tab/><text:tab/><text:tab/>100<text:tab/><text:tab/><text:tab/>10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10<text:tab/><text:tab/><text:tab/>111<text:tab/><text:tab/><text:tab/><text:tab/><text:tab/><text:tab/><text:tab/><text:tab/><text:tab/><text:tab/><text:tab/><text:tab/><text:tab/><text:tab/><text:tab/><text:tab/><text:tab/><text:tab/><text:tab/><text:tab/><text:tab/><text:tab/>010<text:tab/><text:tab/><text:tab/><text:tab/><text:tab/>011</text:p>
      <text:p text:style-name="P4"/>
      <text:p text:style-name="P8"><draw:line text:anchor-type="paragraph" draw:z-index="27" draw:name="Forme28" draw:style-name="gr1" draw:text-style-name="P29" svg:x1="0.965cm" svg:y1="0.989cm" svg:x2="1.283cm" svg:y2="0.46cm"><text:p/></draw:line><draw:line text:anchor-type="paragraph" draw:z-index="28" draw:name="Forme29" draw:style-name="gr1" draw:text-style-name="P29" svg:x1="1.732cm" svg:y1="1.069cm" svg:x2="2.076cm" svg:y2="0.46cm"><text:p/></draw:line><draw:line text:anchor-type="paragraph" draw:z-index="29" draw:name="Forme30" draw:style-name="gr1" draw:text-style-name="P29" svg:x1="2.552cm" svg:y1="1.016cm" svg:x2="2.949cm" svg:y2="0.46cm"><text:p/></draw:line><draw:line text:anchor-type="paragraph" draw:z-index="33" draw:name="Forme34" draw:style-name="gr1" draw:text-style-name="P29" svg:x1="5.86cm" svg:y1="1.069cm" svg:x2="6.283cm" svg:y2="0.46cm"><text:p/></draw:line>Parcours en largeur depuis 100</text:p>
      <text:p text:style-name="P3"><draw:line text:anchor-type="paragraph" draw:z-index="30" draw:name="Forme31" draw:style-name="gr1" draw:text-style-name="P29" svg:x1="3.399cm" svg:y1="0.609cm" svg:x2="3.743cm" svg:y2="0.053cm"><text:p/></draw:line><draw:line text:anchor-type="paragraph" draw:z-index="31" draw:name="Forme32" draw:style-name="gr1" draw:text-style-name="P29" svg:x1="4.272cm" svg:y1="0.555cm" svg:x2="4.59cm" svg:y2="0.026cm"><text:p/></draw:line><draw:line text:anchor-type="paragraph" draw:z-index="32" draw:name="Forme33" draw:style-name="gr1" draw:text-style-name="P29" svg:x1="5.013cm" svg:y1="0.476cm" svg:x2="5.304cm" svg:y2="0cm"><text:p/></draw:line><draw:line text:anchor-type="paragraph" draw:z-index="34" draw:name="Forme35" draw:style-name="gr1" draw:text-style-name="P29" svg:x1="6.627cm" svg:y1="0.609cm" svg:x2="6.997cm" svg:y2="0cm"><text:p/></draw:line>AT: <text:span text:style-name="T3">100, 000, 110, 001, 111, 011, 101, 010, </text:span></text:p>
      <text:p text:style-name="P3"/>
      <table:table table:name="Tableau2" table:style-name="Tableau2">
        <table:table-column table:style-name="Tableau2.A" table:number-columns-repeated="8"/>
        <table:table-column table:style-name="Tableau2.I"/>
        <table:table-row>
          <table:table-cell table:style-name="Tableau2.A1" office:value-type="string">
            <text:p text:style-name="P13">Sommets</text:p>
          </table:table-cell>
          <table:table-cell table:style-name="Tableau2.A1" office:value-type="string">
            <text:p text:style-name="P13">000</text:p>
          </table:table-cell>
          <table:table-cell table:style-name="Tableau2.A1" office:value-type="string">
            <text:p text:style-name="P13">001</text:p>
          </table:table-cell>
          <table:table-cell table:style-name="Tableau2.A1" office:value-type="string">
            <text:p text:style-name="P13">010</text:p>
          </table:table-cell>
          <table:table-cell table:style-name="Tableau2.A1" office:value-type="string">
            <text:p text:style-name="P13">011</text:p>
          </table:table-cell>
          <table:table-cell table:style-name="Tableau2.A1" office:value-type="string">
            <text:p text:style-name="P13">100</text:p>
          </table:table-cell>
          <table:table-cell table:style-name="Tableau2.A1" office:value-type="string">
            <text:p text:style-name="P13">101</text:p>
          </table:table-cell>
          <table:table-cell table:style-name="Tableau2.A1" office:value-type="string">
            <text:p text:style-name="P13">110</text:p>
          </table:table-cell>
          <table:table-cell table:style-name="Tableau2.I1" office:value-type="string">
            <text:p text:style-name="P13">111</text:p>
          </table:table-cell>
        </table:table-row>
        <table:table-row>
          <table:table-cell table:style-name="Tableau2.A2" office:value-type="string">
            <text:p text:style-name="P13"><text:span text:style-name="T1">d</text:span>v</text:p>
          </table:table-cell>
          <table:table-cell table:style-name="Tableau2.A2" office:value-type="string">
            <text:p text:style-name="P18">0, 1</text:p>
          </table:table-cell>
          <table:table-cell table:style-name="Tableau2.A2" office:value-type="string">
            <text:p text:style-name="P18">0, 1</text:p>
          </table:table-cell>
          <table:table-cell table:style-name="Tableau2.A2" office:value-type="string">
            <text:p text:style-name="P16">0, 1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A2" office:value-type="string">
            <text:p text:style-name="P16">0, <text:span text:style-name="T2">1</text:span></text:p>
          </table:table-cell>
          <table:table-cell table:style-name="Tableau2.I2" office:value-type="string">
            <text:p text:style-name="P16">0, <text:span text:style-name="T2">1</text:span></text:p>
          </table:table-cell>
        </table:table-row>
        <table:table-row>
          <table:table-cell table:style-name="Tableau2.A2" office:value-type="string">
            <text:p text:style-name="P13">pere</text:p>
          </table:table-cell>
          <table:table-cell table:style-name="Tableau2.A2" office:value-type="string">
            <text:p text:style-name="P20">100</text:p>
          </table:table-cell>
          <table:table-cell table:style-name="Tableau2.A2" office:value-type="string">
            <text:p text:style-name="P20">000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19">100</text:p>
          </table:table-cell>
          <table:table-cell table:style-name="Tableau2.A2" office:value-type="string">
            <text:p text:style-name="P20">011</text:p>
          </table:table-cell>
          <table:table-cell table:style-name="Tableau2.A2" office:value-type="string">
            <text:p text:style-name="P20">100</text:p>
          </table:table-cell>
          <table:table-cell table:style-name="Tableau2.I2" office:value-type="string">
            <text:p text:style-name="P20">110</text:p>
          </table:table-cell>
        </table:table-row>
        <table:table-row>
          <table:table-cell table:style-name="Tableau2.A2" office:value-type="string">
            <text:p text:style-name="P20">ordre</text:p>
          </table:table-cell>
          <table:table-cell table:style-name="Tableau2.A2" office:value-type="string">
            <text:p text:style-name="P20">2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8</text:p>
          </table:table-cell>
          <table:table-cell table:style-name="Tableau2.A2" office:value-type="string">
            <text:p text:style-name="P21">6</text:p>
          </table:table-cell>
          <table:table-cell table:style-name="Tableau2.A2" office:value-type="string">
            <text:p text:style-name="P20">1</text:p>
          </table:table-cell>
          <table:table-cell table:style-name="Tableau2.A2" office:value-type="string">
            <text:p text:style-name="P21">7</text:p>
          </table:table-cell>
          <table:table-cell table:style-name="Tableau2.A2" office:value-type="string">
            <text:p text:style-name="P21">3</text:p>
          </table:table-cell>
          <table:table-cell table:style-name="Tableau2.I2" office:value-type="string">
            <text:p text:style-name="P21">5</text:p>
          </table:table-cell>
        </table:table-row>
        <table:table-row>
          <table:table-cell table:style-name="Tableau2.A2" office:value-type="string">
            <text:p text:style-name="P20">niveau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21">2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3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3</text:p>
          </table:table-cell>
          <table:table-cell table:style-name="Tableau2.A2" office:value-type="string">
            <text:p text:style-name="P21">1</text:p>
          </table:table-cell>
          <table:table-cell table:style-name="Tableau2.I2" office:value-type="string">
            <text:p text:style-name="P21">2</text:p>
          </table:table-cell>
        </table:table-row>
      </table:table>
      <text:p text:style-name="P3"/>
      <text:p text:style-name="P3"/>
      <text:p text:style-name="P24"><text:soft-page-break/>4) a) faux:</text:p>
      <text:p text:style-name="P5"/>
      <text:p text:style-name="P24"><draw:line text:anchor-type="paragraph" draw:z-index="59" draw:name="Forme36" draw:style-name="gr1" draw:text-style-name="P29" svg:x1="2.606cm" svg:y1="2.704cm" svg:x2="1.362cm" svg:y2="0.296cm"><text:p/></draw:line><draw:line text:anchor-type="paragraph" draw:z-index="60" draw:name="Forme37" draw:style-name="gr1" draw:text-style-name="P29" svg:x1="5.119cm" svg:y1="1.249cm" svg:x2="1.362cm" svg:y2="0.296cm"><text:p/></draw:line><draw:line text:anchor-type="paragraph" draw:z-index="61" draw:name="Forme38" draw:style-name="gr1" draw:text-style-name="P29" svg:x1="2.605cm" svg:y1="2.704cm" svg:x2="5.119cm" svg:y2="1.249cm"><text:p/></draw:line><draw:polyline text:anchor-type="paragraph" draw:z-index="62" draw:name="Forme39" draw:style-name="gr1" draw:text-style-name="P29" svg:width="0.449cm" svg:height="0.315cm" draw:transform="rotate (-0.489913921034809) translate (1.96017478489491cm 1.41985667983003cm)" svg:viewBox="0 0 450 316" draw:points="0,316 450,316 311,0"><text:p/></draw:polyline><draw:polyline text:anchor-type="paragraph" draw:z-index="63" draw:name="Forme40" draw:style-name="gr1" draw:text-style-name="P29" svg:width="0.392cm" svg:height="0.373cm" draw:transform="rotate (-1.91375352481178) translate (4.04202724908519cm 1.93013602243161cm)" svg:viewBox="0 0 393 374" draw:points="0,374 393,374 260,0"><text:p/></draw:polyline><draw:polyline text:anchor-type="paragraph" draw:z-index="64" draw:name="Forme41" draw:style-name="gr1" draw:text-style-name="P29" svg:width="0.47cm" svg:height="0.376cm" draw:transform="rotate (-0.904778684233861) translate (2.92276388888889cm 0.428625cm)" svg:viewBox="0 0 471 377" draw:points="0,0 471,0 309,37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9">b) faux:</text:p>
      <text:p text:style-name="P9"><draw:line text:anchor-type="paragraph" draw:z-index="69" draw:name="Forme42" draw:style-name="gr1" draw:text-style-name="P29" svg:x1="1.362cm" svg:y1="1.757cm" svg:x2="3.585cm" svg:y2="0.423cm"><text:p/></draw:line><draw:line text:anchor-type="paragraph" draw:z-index="70" draw:name="Forme43" draw:style-name="gr1" draw:text-style-name="P29" svg:x1="5.119cm" svg:y1="2.709cm" svg:x2="3.584cm" svg:y2="0.423cm"><text:p/></draw:line><draw:polyline text:anchor-type="paragraph" draw:z-index="71" draw:name="Forme44" draw:style-name="gr1" draw:text-style-name="P29" svg:width="0.344cm" svg:height="0.336cm" draw:transform="rotate (0.0767944870877505) translate (2.47297222222222cm 0.873125000000006cm)" svg:viewBox="0 0 345 337" draw:points="0,0 345,0 239,337"><text:p/></draw:polyline><draw:polyline text:anchor-type="paragraph" draw:z-index="72" draw:name="Forme45" draw:style-name="gr1" draw:text-style-name="P29" svg:width="0.48cm" svg:height="0.331cm" draw:transform="rotate (-0.360061424686431) translate (4.17737861897234cm 1.27696935692176cm)" svg:viewBox="0 0 481 332" draw:points="0,332 481,332 356,0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line text:anchor-type="paragraph" draw:z-index="65" draw:name="Forme36" draw:style-name="gr1" draw:text-style-name="P29" svg:x1="2.606cm" svg:y1="2.704cm" svg:x2="1.362cm" svg:y2="0.296cm"><text:p/></draw:line><draw:line text:anchor-type="paragraph" draw:z-index="66" draw:name="Forme37" draw:style-name="gr1" draw:text-style-name="P29" svg:x1="5.119cm" svg:y1="1.249cm" svg:x2="1.362cm" svg:y2="0.296cm"><text:p/></draw:line><draw:line text:anchor-type="paragraph" draw:z-index="67" draw:name="Forme38" draw:style-name="gr1" draw:text-style-name="P29" svg:x1="2.605cm" svg:y1="2.704cm" svg:x2="5.119cm" svg:y2="1.249cm"><text:p/></draw:line><draw:polyline text:anchor-type="paragraph" draw:z-index="68" draw:name="Forme41" draw:style-name="gr1" draw:text-style-name="P29" svg:width="0.47cm" svg:height="0.376cm" draw:transform="rotate (-0.904778684233861) translate (2.9227638888889cm 0.428625cm)" svg:viewBox="0 0 471 377" draw:points="0,0 471,0 309,377"><text:p/></draw:polyline><draw:polyline text:anchor-type="paragraph" draw:z-index="73" draw:name="Forme46" draw:style-name="gr1" draw:text-style-name="P29" svg:width="0.454cm" svg:height="0.378cm" draw:transform="rotate (-0.620290016158785) translate (1.95240348128254cm 1.1415726608098cm)" svg:viewBox="0 0 455 379" draw:points="0,379 455,379 185,0"><text:p/></draw:polyline><draw:polyline text:anchor-type="paragraph" draw:z-index="74" draw:name="Forme47" draw:style-name="gr1" draw:text-style-name="P29" svg:width="0.478cm" svg:height="0.323cm" draw:transform="rotate (0.11065387457644) translate (3.53130537847011cm 1.92616507284904cm)" svg:viewBox="0 0 479 324" draw:points="0,0 479,0 283,324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9">pas de cycle hamiltonien mais fort<text:span text:style-name="T4">e</text:span>ment connexe.</text:p>
      <text:p text:style-name="P9"/>
      <text:p text:style-name="P26">c) Pour tout x, y, dU(D)(x, y) &lt;= dD(x, y) faux;</text:p>
      <text:p text:style-name="P6"/>
      <text:p text:style-name="P27"><draw:line text:anchor-type="paragraph" draw:z-index="75" draw:name="Forme48" draw:style-name="gr1" draw:text-style-name="P29" svg:x1="6.415cm" svg:y1="7.684cm" svg:x2="5.119cm" svg:y2="5.62cm"><text:p/></draw:line><draw:line text:anchor-type="paragraph" draw:z-index="76" draw:name="Forme49" draw:style-name="gr2" draw:text-style-name="P29" svg:x1="5.119cm" svg:y1="3.635cm" svg:x2="6.415cm" svg:y2="7.683cm"><text:p/></draw:line><draw:line text:anchor-type="paragraph" draw:z-index="77" draw:name="Forme50" draw:style-name="gr2" draw:text-style-name="P29" svg:x1="6.336cm" svg:y1="1.254cm" svg:x2="6.415cm" svg:y2="7.683cm"><text:p/></draw:line><draw:line text:anchor-type="paragraph" draw:z-index="78" draw:name="Forme51" draw:style-name="gr1" draw:text-style-name="P29" svg:x1="2.605cm" svg:y1="3.662cm" svg:x2="6.336cm" svg:y2="1.254cm"><text:p/></draw:line><draw:line text:anchor-type="paragraph" draw:z-index="79" draw:name="Forme52" draw:style-name="gr1" draw:text-style-name="P29" svg:x1="5.119cm" svg:y1="3.662cm" svg:x2="6.336cm" svg:y2="1.254cm"><text:p/></draw:line><draw:line text:anchor-type="paragraph" draw:z-index="80" draw:name="Forme53" draw:style-name="gr1" draw:text-style-name="P29" svg:x1="2.605cm" svg:y1="3.662cm" svg:x2="5.119cm" svg:y2="3.662cm"><text:p/></draw:line><draw:line text:anchor-type="paragraph" draw:z-index="81" draw:name="Forme54" draw:style-name="gr1" draw:text-style-name="P29" svg:x1="2.632cm" svg:y1="5.646cm" svg:x2="5.119cm" svg:y2="5.62cm"><text:p/></draw:line><draw:line text:anchor-type="paragraph" draw:z-index="82" draw:name="Forme55" draw:style-name="gr1" draw:text-style-name="P29" svg:x1="2.605cm" svg:y1="3.662cm" svg:x2="2.631cm" svg:y2="5.646cm"><text:p/></draw:line><draw:line text:anchor-type="paragraph" draw:z-index="83" draw:name="Forme56" draw:style-name="gr1" draw:text-style-name="P29" svg:x1="5.119cm" svg:y1="5.646cm" svg:x2="5.119cm" svg:y2="3.635cm"><text:p/></draw:line><draw:line text:anchor-type="paragraph" draw:z-index="84" draw:name="Forme57" draw:style-name="gr2" draw:text-style-name="P29" svg:x1="2.632cm" svg:y1="5.646cm" svg:x2="6.416cm" svg:y2="7.683cm"><text:p/></draw:line><draw:path text:anchor-type="paragraph" draw:z-index="85" draw:name="Forme58" draw:style-name="gr1" draw:text-style-name="P29" svg:width="5.403cm" svg:height="3.67cm" draw:transform="rotate (-2.97439011124874) translate (7.02615273518006cm 4.87359985534446cm)" svg:viewBox="0 0 5404 3671" svg:d="M0 3671c8425 0 4483-3671 4483-3671"><text:p/></draw:path><draw:line text:anchor-type="paragraph" draw:z-index="86" draw:name="Forme59" draw:style-name="gr1" draw:text-style-name="P29" svg:x1="2.632cm" svg:y1="3.662cm" svg:x2="5.119cm" svg:y2="5.62cm"><text:p/></draw:line><draw:polyline text:anchor-type="paragraph" draw:z-index="87" draw:name="Forme60" draw:style-name="gr1" draw:text-style-name="P29" svg:width="0.472cm" svg:height="0.366cm" draw:transform="rotate (-0.463733982254894) translate (5.4680916632929cm 6.00604029861cm)" svg:viewBox="0 0 473 367" draw:points="0,367 473,367 201,0"><text:p/></draw:polyline><draw:polyline text:anchor-type="paragraph" draw:z-index="88" draw:name="Forme61" draw:style-name="gr1" draw:text-style-name="P29" svg:width="0.392cm" svg:height="0.273cm" draw:transform="rotate (-0.737750674818004) translate (5.62065654030019cm 4.94068768334136cm)" svg:viewBox="0 0 393 274" draw:points="0,274 393,274 144,0"><text:p/></draw:polyline><draw:polyline text:anchor-type="paragraph" draw:z-index="89" draw:name="Forme62" draw:style-name="gr1" draw:text-style-name="P29" svg:width="0.448cm" svg:height="0.317cm" draw:transform="rotate (2.35619449019234) translate (4.56318055555555cm 6.86329166666667cm)" svg:viewBox="0 0 449 318" draw:points="0,0 449,0 168,318"><text:p/></draw:polyline><draw:polyline text:anchor-type="paragraph" draw:z-index="90" draw:name="Forme63" draw:style-name="gr1" draw:text-style-name="P29" svg:width="0.531cm" svg:height="0.378cm" draw:transform="rotate (2.6778586713349) translate (4.11336831770487cm 5.88437446681891cm)" svg:viewBox="0 0 532 379" draw:points="0,0 532,0 308,379"><text:p/></draw:polyline><draw:polyline text:anchor-type="paragraph" draw:z-index="91" draw:name="Forme64" draw:style-name="gr1" draw:text-style-name="P29" svg:width="0.4cm" svg:height="0.276cm" draw:transform="rotate (0.406661715714679) translate (1.38994444444444cm 3.18558333333334cm)" svg:viewBox="0 0 401 277" draw:points="0,0 401,0 109,277"><text:p/></draw:polyline><draw:polyline text:anchor-type="paragraph" draw:z-index="92" draw:name="Forme65" draw:style-name="gr1" draw:text-style-name="P29" svg:width="0.375cm" svg:height="0.33cm" draw:transform="rotate (-0.885056463686325) translate (2.65005506259362cm 4.37804142568754cm)" svg:viewBox="0 0 376 331" draw:points="0,331 376,331 305,0"><text:p/></draw:polyline><draw:polyline text:anchor-type="paragraph" draw:z-index="93" draw:name="Forme66" draw:style-name="gr1" draw:text-style-name="P29" svg:width="0.291cm" svg:height="0.392cm" draw:transform="rotate (1.6613789149734) translate (3.87524139149462cm 4.90537704346427cm)" svg:viewBox="0 0 292 393" draw:points="0,0 292,0 230,393"><text:p/></draw:polyline><draw:polyline text:anchor-type="paragraph" draw:z-index="94" draw:name="Forme67" draw:style-name="gr1" draw:text-style-name="P29" svg:width="0.331cm" svg:height="0.265cm" draw:transform="rotate (1.07145762779932) translate (4.96005555555554cm 4.85245833333333cm)" svg:viewBox="0 0 332 266" draw:points="0,0 332,0 175,266"><text:p/></draw:polyline><draw:polyline text:anchor-type="paragraph" draw:z-index="95" draw:name="Forme68" draw:style-name="gr1" draw:text-style-name="P29" svg:width="0.403cm" svg:height="0.387cm" draw:transform="rotate (-0.551698576555408) translate (3.76943978361157cm 3.45015167254012cm)" svg:viewBox="0 0 404 388" draw:points="0,0 404,0 177,388"><text:p/></draw:polyline><draw:polyline text:anchor-type="paragraph" draw:z-index="96" draw:name="Forme69" draw:style-name="gr1" draw:text-style-name="P29" svg:width="0.404cm" svg:height="0.253cm" draw:transform="rotate (0.197396738400559) translate (3.92818055555556cm 2.62995833333334cm)" svg:viewBox="0 0 405 254" draw:points="0,0 405,0 192,254"><text:p/></draw:polyline><draw:polyline text:anchor-type="paragraph" draw:z-index="102" draw:name="Forme70" draw:style-name="gr1" draw:text-style-name="P29" svg:width="0.426cm" svg:height="0.245cm" draw:transform="rotate (0.380481776934764) translate (5.30400998385087cm 2.70932357004177cm)" svg:viewBox="0 0 427 246" draw:points="0,0 427,0 329,246"><text:p/></draw:polyline><draw:polyline text:anchor-type="paragraph" draw:z-index="103" draw:name="Forme71" draw:style-name="gr1" draw:text-style-name="P29" svg:width="0.338cm" svg:height="0.292cm" draw:transform="rotate (0.896052037973889) translate (6.20359633677067cm 4.32329095830058cm)" svg:viewBox="0 0 339 293" draw:points="0,0 339,0 269,293"><text:p/></draw:polyline>5) a)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6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/text:p>
      <text:p text:style-name="P27"><text:tab/><text:tab/><text:tab/><text:tab/><text:tab/><text:tab/><text:tab/><text:tab/><text:tab/><text:tab/><text:tab/><text:tab/><text:tab/></text:p>
      <text:p text:style-name="P7"/>
      <text:p text:style-name="P10">eplucher par sources:</text:p>
      <text:p text:style-name="P10">4, 2, 1, 5, 3, 6</text:p>
      <text:p text:style-name="P7"/>
      <text:p text:style-name="P10">b) #tritopologique: 1 car il existe un chemin orienté hamiltonien</text:p>
      <text:p text:style-name="P7"/>
      <text:p text:style-name="P7"/>
      <text:p text:style-name="P10"><draw:line text:anchor-type="paragraph" draw:z-index="97" draw:name="Forme72" draw:style-name="gr1" draw:text-style-name="P29" svg:x1="0.145cm" svg:y1="0.259cm" svg:x2="5.066cm" svg:y2="0.259cm"><text:p/></draw:line><draw:polyline text:anchor-type="paragraph" draw:z-index="98" draw:name="Forme73" draw:style-name="gr1" draw:text-style-name="P29" svg:width="0.243cm" svg:height="0.243cm" draw:transform="rotate (-0.708603676309698) translate (0.647347222222222cm 0.100541666666654cm)" svg:viewBox="0 0 244 244" draw:points="0,0 244,0 244,244"><text:p/></draw:polyline><draw:polyline text:anchor-type="paragraph" draw:z-index="99" draw:name="Forme74" draw:style-name="gr1" draw:text-style-name="P29" svg:width="0.206cm" svg:height="0.243cm" draw:transform="rotate (-0.694815575218943) translate (1.91735744918722cm 0.12698772957074cm)" svg:viewBox="0 0 207 244" draw:points="0,0 207,0 203,244"><text:p/></draw:polyline><draw:polyline text:anchor-type="paragraph" draw:z-index="100" draw:name="Forme76" draw:style-name="gr1" draw:text-style-name="P29" svg:width="0.242cm" svg:height="0.242cm" draw:transform="rotate (-0.785398163397449) translate (4.32505555555555cm 0.100541666666673cm)" svg:viewBox="0 0 243 243" draw:points="0,0 225,0 243,243"><text:p/></draw:polyline><draw:polyline text:anchor-type="paragraph" draw:z-index="101" draw:name="Forme75" draw:style-name="gr1" draw:text-style-name="P29" svg:width="0.206cm" svg:height="0.243cm" draw:transform="rotate (-0.694815575218943) translate (3.08152411585389cm 0.126987729570727cm)" svg:viewBox="0 0 207 244" draw:points="0,0 207,0 203,244"><text:p/></draw:polyline>4<text:tab/>2<text:tab/>5<text:tab/>3<text:tab/>6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10"><text:soft-page-break/>c) parcours en profondeur partant de 1</text:p>
      <text:p text:style-name="P10"/>
      <text:p text:style-name="P10">AT: 1, 5, 6, 3</text:p>
      <text:p text:style-name="P10"/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14">Sommets</text:p>
          </table:table-cell>
          <table:table-cell table:style-name="Tableau4.A1" office:value-type="string">
            <text:p text:style-name="P22">1</text:p>
          </table:table-cell>
          <table:table-cell table:style-name="Tableau4.A1" office:value-type="string">
            <text:p text:style-name="P22">2</text:p>
          </table:table-cell>
          <table:table-cell table:style-name="Tableau4.A1" office:value-type="string">
            <text:p text:style-name="P22">3</text:p>
          </table:table-cell>
          <table:table-cell table:style-name="Tableau4.A1" office:value-type="string">
            <text:p text:style-name="P22">4</text:p>
          </table:table-cell>
          <table:table-cell table:style-name="Tableau4.A1" office:value-type="string">
            <text:p text:style-name="P22">5</text:p>
          </table:table-cell>
          <table:table-cell table:style-name="Tableau4.G1" office:value-type="string">
            <text:p text:style-name="P22">6</text:p>
          </table:table-cell>
        </table:table-row>
        <table:table-row>
          <table:table-cell table:style-name="Tableau4.A2" office:value-type="string">
            <text:p text:style-name="P14"><text:span text:style-name="T1">d</text:span>v</text:p>
          </table:table-cell>
          <table:table-cell table:style-name="Tableau4.A2" office:value-type="string">
            <text:p text:style-name="P22">0, 1</text:p>
          </table:table-cell>
          <table:table-cell table:style-name="Tableau4.A2" office:value-type="string">
            <text:p text:style-name="P22">0</text:p>
          </table:table-cell>
          <table:table-cell table:style-name="Tableau4.A2" office:value-type="string">
            <text:p text:style-name="P22">0, 1</text:p>
          </table:table-cell>
          <table:table-cell table:style-name="Tableau4.A2" office:value-type="string">
            <text:p text:style-name="P22">0</text:p>
          </table:table-cell>
          <table:table-cell table:style-name="Tableau4.A2" office:value-type="string">
            <text:p text:style-name="P22">0, 1</text:p>
          </table:table-cell>
          <table:table-cell table:style-name="Tableau4.G2" office:value-type="string">
            <text:p text:style-name="P22">0, 1</text:p>
          </table:table-cell>
        </table:table-row>
        <table:table-row>
          <table:table-cell table:style-name="Tableau4.A2" office:value-type="string">
            <text:p text:style-name="P14">pere</text:p>
          </table:table-cell>
          <table:table-cell table:style-name="Tableau4.A2" office:value-type="string">
            <text:p text:style-name="P22">1</text:p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22">5</text:p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22">1</text:p>
          </table:table-cell>
          <table:table-cell table:style-name="Tableau4.G2" office:value-type="string">
            <text:p text:style-name="P22">5</text:p>
          </table:table-cell>
        </table:table-row>
        <table:table-row>
          <table:table-cell table:style-name="Tableau4.A2" office:value-type="string">
            <text:p text:style-name="P14">debut</text:p>
          </table:table-cell>
          <table:table-cell table:style-name="Tableau4.A2" office:value-type="string">
            <text:p text:style-name="P22">1</text:p>
          </table:table-cell>
          <table:table-cell table:style-name="Tableau4.A2" office:value-type="string">
            <text:p text:style-name="P23">9/10</text:p>
          </table:table-cell>
          <table:table-cell table:style-name="Tableau4.A2" office:value-type="string">
            <text:p text:style-name="P22">5</text:p>
          </table:table-cell>
          <table:table-cell table:style-name="Tableau4.A2" office:value-type="string">
            <text:p text:style-name="P23">11/9</text:p>
          </table:table-cell>
          <table:table-cell table:style-name="Tableau4.A2" office:value-type="string">
            <text:p text:style-name="P22">2</text:p>
          </table:table-cell>
          <table:table-cell table:style-name="Tableau4.G2" office:value-type="string">
            <text:p text:style-name="P22">3</text:p>
          </table:table-cell>
        </table:table-row>
        <table:table-row table:style-name="Tableau4.5">
          <table:table-cell table:style-name="Tableau4.A2" office:value-type="string">
            <text:p text:style-name="P14">fin</text:p>
          </table:table-cell>
          <table:table-cell table:style-name="Tableau4.A2" office:value-type="string">
            <text:p text:style-name="P22">8</text:p>
          </table:table-cell>
          <table:table-cell table:style-name="Tableau4.A2" office:value-type="string">
            <text:p text:style-name="P23">10/11</text:p>
          </table:table-cell>
          <table:table-cell table:style-name="Tableau4.A2" office:value-type="string">
            <text:p text:style-name="P22">6</text:p>
          </table:table-cell>
          <table:table-cell table:style-name="Tableau4.A2" office:value-type="string">
            <text:p text:style-name="P23">12/12</text:p>
          </table:table-cell>
          <table:table-cell table:style-name="Tableau4.A2" office:value-type="string">
            <text:p text:style-name="P22">7</text:p>
          </table:table-cell>
          <table:table-cell table:style-name="Tableau4.G2" office:value-type="string">
            <text:p text:style-name="P22">4</text:p>
          </table:table-cell>
        </table:table-row>
      </table:table>
      <text:p text:style-name="P7"/>
      <text:p text:style-name="P11">Sommet par ordre inverse de date de fin : 4, 2, 1, 5, 3,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3S</meta:editing-duration>
    <meta:editing-cycles>12</meta:editing-cycles>
    <meta:generator>LibreOffice/5.1.6.2$Windows_x86 LibreOffice_project/07ac168c60a517dba0f0d7bc7540f5afa45f0909</meta:generator>
    <dc:date>2017-11-14T13:03:18.651000000</dc:date>
    <meta:document-statistic meta:table-count="3" meta:image-count="0" meta:object-count="0" meta:page-count="3" meta:paragraph-count="150" meta:word-count="268" meta:character-count="1572" meta:non-whitespace-character-count="759"/>
    <meta:user-defined meta:name="Info 1"/>
    <meta:user-defined meta:name="Info 2"/>
    <meta:user-defined meta:name="Info 3"/>
    <meta:user-defined meta:name="Info 4"/>
  </office:meta>
</office:document-meta>
</file>